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5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21014" calcext:value-type="float">
            <text:p><text:s text:c="3"/>121,014</text:p>
          </table:table-cell>
          <table:table-cell table:style-name="ce25" office:value-type="float" office:value="2555" calcext:value-type="float">
            <text:p><text:s text:c="3"/>2,555</text:p>
          </table:table-cell>
          <table:table-cell table:style-name="ce25" office:value-type="float" office:value="10368" calcext:value-type="float">
            <text:p><text:s text:c="3"/>10,368</text:p>
          </table:table-cell>
          <table:table-cell table:style-name="ce25" office:value-type="float" office:value="12681" calcext:value-type="float">
            <text:p><text:s text:c="3"/>12,681</text:p>
          </table:table-cell>
          <table:table-cell table:style-name="ce25" office:value-type="float" office:value="4435" calcext:value-type="float">
            <text:p><text:s text:c="3"/>4,435</text:p>
          </table:table-cell>
          <table:table-cell table:style-name="ce25" office:value-type="float" office:value="4290" calcext:value-type="float">
            <text:p><text:s text:c="3"/>4,290</text:p>
          </table:table-cell>
          <table:table-cell table:style-name="ce25" office:value-type="float" office:value="2508" calcext:value-type="float">
            <text:p><text:s text:c="3"/>2,508</text:p>
          </table:table-cell>
          <table:table-cell table:style-name="ce25" office:value-type="float" office:value="3941" calcext:value-type="float">
            <text:p><text:s text:c="3"/>3,941</text:p>
          </table:table-cell>
          <table:table-cell table:style-name="ce25" office:value-type="float" office:value="12372" calcext:value-type="float">
            <text:p><text:s text:c="3"/>12,372</text:p>
          </table:table-cell>
          <table:table-cell table:style-name="ce25" office:value-type="float" office:value="1406" calcext:value-type="float">
            <text:p><text:s text:c="3"/>1,406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5201" calcext:value-type="float">
            <text:p><text:s text:c="3"/>5,201</text:p>
          </table:table-cell>
          <table:table-cell table:style-name="ce25" office:value-type="float" office:value="59947" calcext:value-type="float">
            <text:p><text:s text:c="3"/>59,947</text:p>
          </table:table-cell>
          <table:table-cell table:style-name="ce25" office:value-type="float" office:value="1294" calcext:value-type="float">
            <text:p><text:s text:c="3"/>1,294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123869" calcext:value-type="float">
            <text:p><text:s text:c="3"/>123,869</text:p>
          </table:table-cell>
          <table:table-cell table:style-name="ce25" office:value-type="float" office:value="6638" calcext:value-type="float">
            <text:p><text:s text:c="3"/>6,638</text:p>
          </table:table-cell>
          <table:table-cell table:style-name="ce25" office:value-type="float" office:value="13351" calcext:value-type="float">
            <text:p><text:s text:c="3"/>13,351</text:p>
          </table:table-cell>
          <table:table-cell table:style-name="ce25" office:value-type="float" office:value="5128" calcext:value-type="float">
            <text:p><text:s text:c="3"/>5,128</text:p>
          </table:table-cell>
          <table:table-cell table:style-name="ce25" office:value-type="float" office:value="7153" calcext:value-type="float">
            <text:p><text:s text:c="3"/>7,153</text:p>
          </table:table-cell>
          <table:table-cell table:style-name="ce25" office:value-type="float" office:value="6629" calcext:value-type="float">
            <text:p><text:s text:c="3"/>6,629</text:p>
          </table:table-cell>
          <table:table-cell table:style-name="ce25" office:value-type="float" office:value="3478" calcext:value-type="float">
            <text:p><text:s text:c="3"/>3,478</text:p>
          </table:table-cell>
          <table:table-cell table:style-name="ce25" office:value-type="float" office:value="4955" calcext:value-type="float">
            <text:p><text:s text:c="3"/>4,955</text:p>
          </table:table-cell>
          <table:table-cell table:style-name="ce25" office:value-type="float" office:value="11012" calcext:value-type="float">
            <text:p><text:s text:c="3"/>11,012</text:p>
          </table:table-cell>
          <table:table-cell table:style-name="ce25" office:value-type="float" office:value="295" calcext:value-type="float">
            <text:p><text:s text:c="3"/>29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5201" calcext:value-type="float">
            <text:p><text:s text:c="3"/>5,201</text:p>
          </table:table-cell>
          <table:table-cell table:style-name="ce25" office:value-type="float" office:value="59947" calcext:value-type="float">
            <text:p><text:s text:c="3"/>59,947</text:p>
          </table:table-cell>
          <table:table-cell table:style-name="ce25" office:value-type="float" office:value="61" calcext:value-type="float">
            <text:p><text:s text:c="3"/>61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9" office:value-type="float" office:value="-2855" calcext:value-type="float">
            <text:p>－2,855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55427" calcext:value-type="float">
            <text:p><text:s text:c="3"/>55,427</text:p>
          </table:table-cell>
          <table:table-cell table:style-name="ce25" office:value-type="float" office:value="1186" calcext:value-type="float">
            <text:p><text:s text:c="3"/>1,186</text:p>
          </table:table-cell>
          <table:table-cell table:style-name="ce25" office:value-type="float" office:value="4823" calcext:value-type="float">
            <text:p><text:s text:c="3"/>4,823</text:p>
          </table:table-cell>
          <table:table-cell table:style-name="ce25" office:value-type="float" office:value="5923" calcext:value-type="float">
            <text:p><text:s text:c="3"/>5,923</text:p>
          </table:table-cell>
          <table:table-cell table:style-name="ce25" office:value-type="float" office:value="2089" calcext:value-type="float">
            <text:p><text:s text:c="3"/>2,089</text:p>
          </table:table-cell>
          <table:table-cell table:style-name="ce25" office:value-type="float" office:value="2015" calcext:value-type="float">
            <text:p><text:s text:c="3"/>2,015</text:p>
          </table:table-cell>
          <table:table-cell table:style-name="ce25" office:value-type="float" office:value="1146" calcext:value-type="float">
            <text:p><text:s text:c="3"/>1,146</text:p>
          </table:table-cell>
          <table:table-cell table:style-name="ce25" office:value-type="float" office:value="1776" calcext:value-type="float">
            <text:p><text:s text:c="3"/>1,776</text:p>
          </table:table-cell>
          <table:table-cell table:style-name="ce25" office:value-type="float" office:value="5837" calcext:value-type="float">
            <text:p><text:s text:c="3"/>5,837</text:p>
          </table:table-cell>
          <table:table-cell table:style-name="ce25" office:value-type="float" office:value="678" calcext:value-type="float">
            <text:p><text:s text:c="3"/>67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381" calcext:value-type="float">
            <text:p><text:s text:c="3"/>2,381</text:p>
          </table:table-cell>
          <table:table-cell table:style-name="ce25" office:value-type="float" office:value="27129" calcext:value-type="float">
            <text:p><text:s text:c="3"/>27,129</text:p>
          </table:table-cell>
          <table:table-cell table:style-name="ce25" office:value-type="float" office:value="439" calcext:value-type="float">
            <text:p><text:s text:c="3"/>439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56660" calcext:value-type="float">
            <text:p><text:s text:c="3"/>56,660</text:p>
          </table:table-cell>
          <table:table-cell table:style-name="ce25" office:value-type="float" office:value="2828" calcext:value-type="float">
            <text:p><text:s text:c="3"/>2,828</text:p>
          </table:table-cell>
          <table:table-cell table:style-name="ce25" office:value-type="float" office:value="6181" calcext:value-type="float">
            <text:p><text:s text:c="3"/>6,181</text:p>
          </table:table-cell>
          <table:table-cell table:style-name="ce25" office:value-type="float" office:value="2334" calcext:value-type="float">
            <text:p><text:s text:c="3"/>2,334</text:p>
          </table:table-cell>
          <table:table-cell table:style-name="ce25" office:value-type="float" office:value="3349" calcext:value-type="float">
            <text:p><text:s text:c="3"/>3,349</text:p>
          </table:table-cell>
          <table:table-cell table:style-name="ce25" office:value-type="float" office:value="2965" calcext:value-type="float">
            <text:p><text:s text:c="3"/>2,965</text:p>
          </table:table-cell>
          <table:table-cell table:style-name="ce25" office:value-type="float" office:value="1591" calcext:value-type="float">
            <text:p><text:s text:c="3"/>1,591</text:p>
          </table:table-cell>
          <table:table-cell table:style-name="ce25" office:value-type="float" office:value="2375" calcext:value-type="float">
            <text:p><text:s text:c="3"/>2,375</text:p>
          </table:table-cell>
          <table:table-cell table:style-name="ce25" office:value-type="float" office:value="5312" calcext:value-type="float">
            <text:p><text:s text:c="3"/>5,312</text:p>
          </table:table-cell>
          <table:table-cell table:style-name="ce25" office:value-type="float" office:value="180" calcext:value-type="float">
            <text:p><text:s text:c="3"/>18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381" calcext:value-type="float">
            <text:p><text:s text:c="3"/>2,381</text:p>
          </table:table-cell>
          <table:table-cell table:style-name="ce25" office:value-type="float" office:value="27129" calcext:value-type="float">
            <text:p><text:s text:c="3"/>27,129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3" office:value-type="float" office:value="-1233" calcext:value-type="float">
            <text:p>－1,23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65587" calcext:value-type="float">
            <text:p><text:s text:c="3"/>65,587</text:p>
          </table:table-cell>
          <table:table-cell table:style-name="ce25" office:value-type="float" office:value="1369" calcext:value-type="float">
            <text:p><text:s text:c="3"/>1,369</text:p>
          </table:table-cell>
          <table:table-cell table:style-name="ce25" office:value-type="float" office:value="5545" calcext:value-type="float">
            <text:p><text:s text:c="3"/>5,545</text:p>
          </table:table-cell>
          <table:table-cell table:style-name="ce25" office:value-type="float" office:value="6758" calcext:value-type="float">
            <text:p><text:s text:c="3"/>6,758</text:p>
          </table:table-cell>
          <table:table-cell table:style-name="ce25" office:value-type="float" office:value="2346" calcext:value-type="float">
            <text:p><text:s text:c="3"/>2,346</text:p>
          </table:table-cell>
          <table:table-cell table:style-name="ce25" office:value-type="float" office:value="2275" calcext:value-type="float">
            <text:p><text:s text:c="3"/>2,275</text:p>
          </table:table-cell>
          <table:table-cell table:style-name="ce25" office:value-type="float" office:value="1362" calcext:value-type="float">
            <text:p><text:s text:c="3"/>1,362</text:p>
          </table:table-cell>
          <table:table-cell table:style-name="ce25" office:value-type="float" office:value="2165" calcext:value-type="float">
            <text:p><text:s text:c="3"/>2,165</text:p>
          </table:table-cell>
          <table:table-cell table:style-name="ce25" office:value-type="float" office:value="6535" calcext:value-type="float">
            <text:p><text:s text:c="3"/>6,535</text:p>
          </table:table-cell>
          <table:table-cell table:style-name="ce25" office:value-type="float" office:value="728" calcext:value-type="float">
            <text:p><text:s text:c="3"/>728</text:p>
          </table:table-cell>
          <table:table-cell table:style-name="ce28" office:value-type="float" office:value="4" calcext:value-type="float">
            <text:p>4</text:p>
          </table:table-cell>
          <table:table-cell table:style-name="ce25" office:value-type="float" office:value="2820" calcext:value-type="float">
            <text:p><text:s text:c="3"/>2,820</text:p>
          </table:table-cell>
          <table:table-cell table:style-name="ce25" office:value-type="float" office:value="32818" calcext:value-type="float">
            <text:p><text:s text:c="3"/>32,818</text:p>
          </table:table-cell>
          <table:table-cell table:style-name="ce25" office:value-type="float" office:value="855" calcext:value-type="float">
            <text:p><text:s text:c="3"/>855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67209" calcext:value-type="float">
            <text:p><text:s text:c="3"/>67,209</text:p>
          </table:table-cell>
          <table:table-cell table:style-name="ce25" office:value-type="float" office:value="3810" calcext:value-type="float">
            <text:p><text:s text:c="3"/>3,810</text:p>
          </table:table-cell>
          <table:table-cell table:style-name="ce25" office:value-type="float" office:value="7170" calcext:value-type="float">
            <text:p><text:s text:c="3"/>7,170</text:p>
          </table:table-cell>
          <table:table-cell table:style-name="ce25" office:value-type="float" office:value="2794" calcext:value-type="float">
            <text:p><text:s text:c="3"/>2,794</text:p>
          </table:table-cell>
          <table:table-cell table:style-name="ce25" office:value-type="float" office:value="3804" calcext:value-type="float">
            <text:p><text:s text:c="3"/>3,804</text:p>
          </table:table-cell>
          <table:table-cell table:style-name="ce25" office:value-type="float" office:value="3664" calcext:value-type="float">
            <text:p><text:s text:c="3"/>3,664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2580" calcext:value-type="float">
            <text:p><text:s text:c="3"/>2,580</text:p>
          </table:table-cell>
          <table:table-cell table:style-name="ce25" office:value-type="float" office:value="5700" calcext:value-type="float">
            <text:p><text:s text:c="3"/>5,700</text:p>
          </table:table-cell>
          <table:table-cell table:style-name="ce25" office:value-type="float" office:value="115" calcext:value-type="float">
            <text:p><text:s text:c="3"/>11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820" calcext:value-type="float">
            <text:p><text:s text:c="3"/>2,820</text:p>
          </table:table-cell>
          <table:table-cell table:style-name="ce25" office:value-type="float" office:value="32818" calcext:value-type="float">
            <text:p><text:s text:c="3"/>32,818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4" office:value-type="float" office:value="-1622" calcext:value-type="float">
            <text:p>－1,62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2716" calcext:value-type="float">
            <text:p>22,716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60" calcext:value-type="float">
            <text:p>7,760</text:p>
          </table:table-cell>
          <table:table-cell table:style-name="ce26" office:value-type="float" office:value="1567" calcext:value-type="float">
            <text:p>1,567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339" calcext:value-type="float">
            <text:p>2,339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515" calcext:value-type="float">
            <text:p>8,515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26" office:value-type="float" office:value="1449" calcext:value-type="float">
            <text:p>1,4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82" calcext:value-type="float">
            <text:p>2,882</text:p>
          </table:table-cell>
          <table:table-cell table:style-name="ce26" office:value-type="float" office:value="2816" calcext:value-type="float">
            <text:p>2,816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2749" calcext:value-type="float">
            <text:p>2,74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515" calcext:value-type="float">
            <text:p>8,51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2364" calcext:value-type="float">
            <text:p>2,364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0393" calcext:value-type="float">
            <text:p>10,393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63" calcext:value-type="float">
            <text:p>3,563</text:p>
          </table:table-cell>
          <table:table-cell table:style-name="ce27" office:value-type="float" office:value="739" calcext:value-type="float">
            <text:p>739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92" calcext:value-type="float">
            <text:p>1,092</text:p>
          </table:table-cell>
          <table:table-cell table:style-name="ce27" office:value-type="float" office:value="240" calcext:value-type="float">
            <text:p>2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31" calcext:value-type="float">
            <text:p>3,831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279" calcext:value-type="float">
            <text:p>9,279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1362" calcext:value-type="float">
            <text:p>1,362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31" calcext:value-type="float">
            <text:p>3,83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1114" calcext:value-type="float">
            <text:p>1,11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2323" calcext:value-type="float">
            <text:p>12,32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073" calcext:value-type="float">
            <text:p>11,07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250" calcext:value-type="float">
            <text:p>1,25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725" calcext:value-type="float">
            <text:p>10,725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2882" calcext:value-type="float">
            <text:p>2,8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76" calcext:value-type="float">
            <text:p>4,676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194" calcext:value-type="float">
            <text:p>19,194</text:p>
          </table:table-cell>
          <table:table-cell table:style-name="ce26" office:value-type="float" office:value="1817" calcext:value-type="float">
            <text:p>1,817</text:p>
          </table:table-cell>
          <table:table-cell table:style-name="ce26" office:value-type="float" office:value="7760" calcext:value-type="float">
            <text:p>7,7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75" calcext:value-type="float">
            <text:p>1,475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76" calcext:value-type="float">
            <text:p>4,67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8469" calcext:value-type="float">
            <text:p><text:s/>－8,469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29" calcext:value-type="float">
            <text:p>4,829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79" calcext:value-type="float">
            <text:p>8,779</text:p>
          </table:table-cell>
          <table:table-cell table:style-name="ce27" office:value-type="float" office:value="756" calcext:value-type="float">
            <text:p>756</text:p>
          </table:table-cell>
          <table:table-cell table:style-name="ce27" office:value-type="float" office:value="3563" calcext:value-type="float">
            <text:p>3,5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938" calcext:value-type="float">
            <text:p>93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3950" calcext:value-type="float">
            <text:p><text:s/>－3,95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415" calcext:value-type="float">
            <text:p>10,415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519" calcext:value-type="float">
            <text:p><text:s/>－4,519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423" calcext:value-type="float">
            <text:p>13,423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2816" calcext:value-type="float">
            <text:p>2,816</text:p>
          </table:table-cell>
          <table:table-cell table:style-name="ce26" office:value-type="float" office:value="1475" calcext:value-type="float">
            <text:p>1,4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1775" calcext:value-type="float">
            <text:p>1,775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63" calcext:value-type="float">
            <text:p>5,863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932" calcext:value-type="float">
            <text:p>10,93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1567" calcext:value-type="float">
            <text:p>1,567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63" calcext:value-type="float">
            <text:p>5,86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491" calcext:value-type="float">
            <text:p>2,49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12" calcext:value-type="float">
            <text:p>6,21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119" calcext:value-type="float">
            <text:p>1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04" calcext:value-type="float">
            <text:p>2,70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55" calcext:value-type="float">
            <text:p>5,055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739" calcext:value-type="float">
            <text:p>739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706" calcext:value-type="float">
            <text:p>706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04" calcext:value-type="float">
            <text:p>2,70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157" calcext:value-type="float">
            <text:p>1,15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334" calcext:value-type="float">
            <text:p>1,334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8399" calcext:value-type="float">
            <text:p>18,399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3818" calcext:value-type="float">
            <text:p>3,818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1385" calcext:value-type="float">
            <text:p>11,385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363" calcext:value-type="float">
            <text:p>16,363</text:p>
          </table:table-cell>
          <table:table-cell table:style-name="ce26" office:value-type="float" office:value="682" calcext:value-type="float">
            <text:p>682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2384" calcext:value-type="float">
            <text:p>2,384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1385" calcext:value-type="float">
            <text:p>11,38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036" calcext:value-type="float">
            <text:p>2,036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183" calcext:value-type="float">
            <text:p>8,183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724" calcext:value-type="float">
            <text:p>1,724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069" calcext:value-type="float">
            <text:p>5,06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399" calcext:value-type="float">
            <text:p>7,399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069" calcext:value-type="float">
            <text:p>5,06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784" calcext:value-type="float">
            <text:p>78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216" calcext:value-type="float">
            <text:p>10,21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64" calcext:value-type="float">
            <text:p>8,964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52" calcext:value-type="float">
            <text:p>1,25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571" calcext:value-type="float">
            <text:p>9,57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01" calcext:value-type="float">
            <text:p>5,901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24" calcext:value-type="float">
            <text:p>8,724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01" calcext:value-type="float">
            <text:p>5,90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847" calcext:value-type="float">
            <text:p>84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47" calcext:value-type="float">
            <text:p>4,34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71" calcext:value-type="float">
            <text:p>2,67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961" calcext:value-type="float">
            <text:p>3,961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71" calcext:value-type="float">
            <text:p>2,6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86" calcext:value-type="float">
            <text:p>38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61" calcext:value-type="float">
            <text:p>46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860" calcext:value-type="float">
            <text:p>15,86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69" calcext:value-type="float">
            <text:p>2,169</text:p>
          </table:table-cell>
          <table:table-cell table:style-name="ce26" office:value-type="float" office:value="162" calcext:value-type="float">
            <text:p>1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537" calcext:value-type="float">
            <text:p>10,537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28" calcext:value-type="float">
            <text:p>15,128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92" calcext:value-type="float">
            <text:p>1,592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537" calcext:value-type="float">
            <text:p>10,53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732" calcext:value-type="float">
            <text:p>732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265" calcext:value-type="float">
            <text:p>7,265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43" calcext:value-type="float">
            <text:p>1,043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736" calcext:value-type="float">
            <text:p>4,736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786" calcext:value-type="float">
            <text:p>6,786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8" calcext:value-type="float">
            <text:p>748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736" calcext:value-type="float">
            <text:p>4,73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479" calcext:value-type="float">
            <text:p>479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8595" calcext:value-type="float">
            <text:p>8,59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53" calcext:value-type="float">
            <text:p>253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9647" calcext:value-type="float">
            <text:p><text:s text:c="3"/>29,647</text:p>
          </table:table-cell>
          <table:table-cell table:style-name="ce29" office:value-type="float" office:value="435" calcext:value-type="float">
            <text:p><text:s text:c="3"/>435</text:p>
          </table:table-cell>
          <table:table-cell table:style-name="ce29" office:value-type="float" office:value="2749" calcext:value-type="float">
            <text:p><text:s text:c="3"/>2,749</text:p>
          </table:table-cell>
          <table:table-cell table:style-name="ce29" office:value-type="float" office:value="1930" calcext:value-type="float">
            <text:p><text:s text:c="3"/>1,930</text:p>
          </table:table-cell>
          <table:table-cell table:style-name="ce29" office:value-type="float" office:value="1416" calcext:value-type="float">
            <text:p><text:s text:c="3"/>1,416</text:p>
          </table:table-cell>
          <table:table-cell table:style-name="ce29" office:value-type="float" office:value="2384" calcext:value-type="float">
            <text:p><text:s text:c="3"/>2,384</text:p>
          </table:table-cell>
          <table:table-cell table:style-name="ce29" office:value-type="float" office:value="729" calcext:value-type="float">
            <text:p><text:s text:c="3"/>729</text:p>
          </table:table-cell>
          <table:table-cell table:style-name="ce29" office:value-type="float" office:value="1592" calcext:value-type="float">
            <text:p><text:s text:c="3"/>1,59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12" calcext:value-type="float">
            <text:p><text:s text:c="3"/>21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199" calcext:value-type="float">
            <text:p><text:s text:c="3"/>5,199</text:p>
          </table:table-cell>
          <table:table-cell table:style-name="ce29" office:value-type="float" office:value="12710" calcext:value-type="float">
            <text:p><text:s text:c="3"/>12,710</text:p>
          </table:table-cell>
          <table:table-cell table:style-name="ce29" office:value-type="float" office:value="287" calcext:value-type="float">
            <text:p><text:s text:c="3"/>287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31387" calcext:value-type="float">
            <text:p><text:s text:c="3"/>31,387</text:p>
          </table:table-cell>
          <table:table-cell table:style-name="ce29" office:value-type="float" office:value="1094" calcext:value-type="float">
            <text:p><text:s text:c="3"/>1,094</text:p>
          </table:table-cell>
          <table:table-cell table:style-name="ce29" office:value-type="float" office:value="2339" calcext:value-type="float">
            <text:p><text:s text:c="3"/>2,339</text:p>
          </table:table-cell>
          <table:table-cell table:style-name="ce29" office:value-type="float" office:value="1030" calcext:value-type="float">
            <text:p><text:s text:c="3"/>1,030</text:p>
          </table:table-cell>
          <table:table-cell table:style-name="ce29" office:value-type="float" office:value="1775" calcext:value-type="float">
            <text:p><text:s text:c="3"/>1,775</text:p>
          </table:table-cell>
          <table:table-cell table:style-name="ce29" office:value-type="float" office:value="3818" calcext:value-type="float">
            <text:p><text:s text:c="3"/>3,818</text:p>
          </table:table-cell>
          <table:table-cell table:style-name="ce29" office:value-type="float" office:value="1170" calcext:value-type="float">
            <text:p><text:s text:c="3"/>1,170</text:p>
          </table:table-cell>
          <table:table-cell table:style-name="ce29" office:value-type="float" office:value="2169" calcext:value-type="float">
            <text:p><text:s text:c="3"/>2,16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1" calcext:value-type="float">
            <text:p><text:s text:c="3"/>7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199" calcext:value-type="float">
            <text:p><text:s text:c="3"/>5,199</text:p>
          </table:table-cell>
          <table:table-cell table:style-name="ce29" office:value-type="float" office:value="12710" calcext:value-type="float">
            <text:p><text:s text:c="3"/>12,710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-1740" calcext:value-type="float">
            <text:p><text:s/>－1,740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3840" calcext:value-type="float">
            <text:p><text:s text:c="3"/>13,840</text:p>
          </table:table-cell>
          <table:table-cell table:style-name="ce30" office:value-type="float" office:value="213" calcext:value-type="float">
            <text:p><text:s text:c="3"/>213</text:p>
          </table:table-cell>
          <table:table-cell table:style-name="ce30" office:value-type="float" office:value="1362" calcext:value-type="float">
            <text:p><text:s text:c="3"/>1,362</text:p>
          </table:table-cell>
          <table:table-cell table:style-name="ce30" office:value-type="float" office:value="938" calcext:value-type="float">
            <text:p><text:s text:c="3"/>938</text:p>
          </table:table-cell>
          <table:table-cell table:style-name="ce30" office:value-type="float" office:value="706" calcext:value-type="float">
            <text:p><text:s text:c="3"/>706</text:p>
          </table:table-cell>
          <table:table-cell table:style-name="ce30" office:value-type="float" office:value="1129" calcext:value-type="float">
            <text:p><text:s text:c="3"/>1,129</text:p>
          </table:table-cell>
          <table:table-cell table:style-name="ce30" office:value-type="float" office:value="326" calcext:value-type="float">
            <text:p><text:s text:c="3"/>326</text:p>
          </table:table-cell>
          <table:table-cell table:style-name="ce30" office:value-type="float" office:value="748" calcext:value-type="float">
            <text:p><text:s text:c="3"/>74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03" calcext:value-type="float">
            <text:p><text:s text:c="3"/>10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379" calcext:value-type="float">
            <text:p><text:s text:c="3"/>2,379</text:p>
          </table:table-cell>
          <table:table-cell table:style-name="ce30" office:value-type="float" office:value="5855" calcext:value-type="float">
            <text:p><text:s text:c="3"/>5,855</text:p>
          </table:table-cell>
          <table:table-cell table:style-name="ce30" office:value-type="float" office:value="80" calcext:value-type="float">
            <text:p><text:s text:c="3"/>8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4540" calcext:value-type="float">
            <text:p><text:s text:c="3"/>14,540</text:p>
          </table:table-cell>
          <table:table-cell table:style-name="ce30" office:value-type="float" office:value="465" calcext:value-type="float">
            <text:p><text:s text:c="3"/>465</text:p>
          </table:table-cell>
          <table:table-cell table:style-name="ce30" office:value-type="float" office:value="1092" calcext:value-type="float">
            <text:p><text:s text:c="3"/>1,092</text:p>
          </table:table-cell>
          <table:table-cell table:style-name="ce30" office:value-type="float" office:value="497" calcext:value-type="float">
            <text:p><text:s text:c="3"/>497</text:p>
          </table:table-cell>
          <table:table-cell table:style-name="ce30" office:value-type="float" office:value="874" calcext:value-type="float">
            <text:p><text:s text:c="3"/>874</text:p>
          </table:table-cell>
          <table:table-cell table:style-name="ce30" office:value-type="float" office:value="1724" calcext:value-type="float">
            <text:p><text:s text:c="3"/>1,724</text:p>
          </table:table-cell>
          <table:table-cell table:style-name="ce30" office:value-type="float" office:value="564" calcext:value-type="float">
            <text:p><text:s text:c="3"/>564</text:p>
          </table:table-cell>
          <table:table-cell table:style-name="ce30" office:value-type="float" office:value="1043" calcext:value-type="float">
            <text:p><text:s text:c="3"/>1,0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3" calcext:value-type="float">
            <text:p><text:s text:c="3"/>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379" calcext:value-type="float">
            <text:p><text:s text:c="3"/>2,379</text:p>
          </table:table-cell>
          <table:table-cell table:style-name="ce30" office:value-type="float" office:value="5855" calcext:value-type="float">
            <text:p><text:s text:c="3"/>5,855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700" calcext:value-type="float">
            <text:p><text:s/>－70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5807" calcext:value-type="float">
            <text:p><text:s text:c="3"/>15,807</text:p>
          </table:table-cell>
          <table:table-cell table:style-name="ce31" office:value-type="float" office:value="222" calcext:value-type="float">
            <text:p><text:s text:c="3"/>222</text:p>
          </table:table-cell>
          <table:table-cell table:style-name="ce31" office:value-type="float" office:value="1387" calcext:value-type="float">
            <text:p><text:s text:c="3"/>1,387</text:p>
          </table:table-cell>
          <table:table-cell table:style-name="ce31" office:value-type="float" office:value="992" calcext:value-type="float">
            <text:p><text:s text:c="3"/>992</text:p>
          </table:table-cell>
          <table:table-cell table:style-name="ce31" office:value-type="float" office:value="710" calcext:value-type="float">
            <text:p><text:s text:c="3"/>710</text:p>
          </table:table-cell>
          <table:table-cell table:style-name="ce31" office:value-type="float" office:value="1255" calcext:value-type="float">
            <text:p><text:s text:c="3"/>1,255</text:p>
          </table:table-cell>
          <table:table-cell table:style-name="ce31" office:value-type="float" office:value="403" calcext:value-type="float">
            <text:p><text:s text:c="3"/>403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20" calcext:value-type="float">
            <text:p><text:s text:c="3"/>2,820</text:p>
          </table:table-cell>
          <table:table-cell table:style-name="ce31" office:value-type="float" office:value="6855" calcext:value-type="float">
            <text:p><text:s text:c="3"/>6,855</text:p>
          </table:table-cell>
          <table:table-cell table:style-name="ce31" office:value-type="float" office:value="207" calcext:value-type="float">
            <text:p><text:s text:c="3"/>207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6847" calcext:value-type="float">
            <text:p><text:s text:c="3"/>16,847</text:p>
          </table:table-cell>
          <table:table-cell table:style-name="ce31" office:value-type="float" office:value="629" calcext:value-type="float">
            <text:p><text:s text:c="3"/>629</text:p>
          </table:table-cell>
          <table:table-cell table:style-name="ce31" office:value-type="float" office:value="1247" calcext:value-type="float">
            <text:p><text:s text:c="3"/>1,247</text:p>
          </table:table-cell>
          <table:table-cell table:style-name="ce31" office:value-type="float" office:value="533" calcext:value-type="float">
            <text:p><text:s text:c="3"/>533</text:p>
          </table:table-cell>
          <table:table-cell table:style-name="ce31" office:value-type="float" office:value="901" calcext:value-type="float">
            <text:p><text:s text:c="3"/>901</text:p>
          </table:table-cell>
          <table:table-cell table:style-name="ce31" office:value-type="float" office:value="2094" calcext:value-type="float">
            <text:p><text:s text:c="3"/>2,094</text:p>
          </table:table-cell>
          <table:table-cell table:style-name="ce31" office:value-type="float" office:value="606" calcext:value-type="float">
            <text:p><text:s text:c="3"/>606</text:p>
          </table:table-cell>
          <table:table-cell table:style-name="ce31" office:value-type="float" office:value="1126" calcext:value-type="float">
            <text:p><text:s text:c="3"/>1,12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20" calcext:value-type="float">
            <text:p><text:s text:c="3"/>2,820</text:p>
          </table:table-cell>
          <table:table-cell table:style-name="ce31" office:value-type="float" office:value="6855" calcext:value-type="float">
            <text:p><text:s text:c="3"/>6,855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1040" calcext:value-type="float">
            <text:p><text:s/>－1,040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47" calcext:value-type="float">
            <text:p>74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82" calcext:value-type="float">
            <text:p>6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61" calcext:value-type="float">
            <text:p>36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386" calcext:value-type="float">
            <text:p>38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801" calcext:value-type="float">
            <text:p>80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7" calcext:value-type="float">
            <text:p>47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99" calcext:value-type="float">
            <text:p>39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11" calcext:value-type="float">
            <text:p>21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402" calcext:value-type="float">
            <text:p>4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66" calcext:value-type="float">
            <text:p>26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821" calcext:value-type="float">
            <text:p>8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10" calcext:value-type="float">
            <text:p>31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64" calcext:value-type="float">
            <text:p>3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2" calcext:value-type="float">
            <text:p>20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45" calcext:value-type="float">
            <text:p>1,2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457" calcext:value-type="float">
            <text:p>4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8" calcext:value-type="float">
            <text:p>10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91" calcext:value-type="float">
            <text:p>4,79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376" calcext:value-type="float">
            <text:p><text:s/>－1,37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876" calcext:value-type="float">
            <text:p>8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50" calcext:value-type="float">
            <text:p><text:s/>－65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726" calcext:value-type="float">
            <text:p><text:s/>－72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0" calcext:value-type="float">
            <text:p>1,92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59" calcext:value-type="float">
            <text:p><text:s/>－15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24" calcext:value-type="float">
            <text:p>3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20" calcext:value-type="float">
            <text:p><text:s/>－120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1193" calcext:value-type="float">
            <text:p>1,19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50" calcext:value-type="float">
            <text:p>2,95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193" calcext:value-type="float">
            <text:p>1,19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370" calcext:value-type="float">
            <text:p><text:s/>－37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07" calcext:value-type="float">
            <text:p><text:s/>－20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163" calcext:value-type="float">
            <text:p><text:s/>－163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80" calcext:value-type="float">
            <text:p>2,1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91" calcext:value-type="float">
            <text:p><text:s/>－19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4" calcext:value-type="float">
            <text:p><text:s/>－7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2" calcext:value-type="float">
            <text:p>1,16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17" calcext:value-type="float">
            <text:p><text:s/>－11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223" calcext:value-type="float">
            <text:p><text:s/>－22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84" calcext:value-type="float">
            <text:p><text:s/>－8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39" calcext:value-type="float">
            <text:p><text:s/>－13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85" calcext:value-type="float">
            <text:p>2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63" calcext:value-type="float">
            <text:p>1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9" calcext:value-type="float">
            <text:p><text:s/>－6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45" calcext:value-type="float">
            <text:p><text:s/>－14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96" calcext:value-type="float">
            <text:p>4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3" calcext:value-type="float">
            <text:p><text:s/>－9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99" calcext:value-type="float">
            <text:p>19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2" calcext:value-type="float">
            <text:p><text:s/>－35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7" calcext:value-type="float">
            <text:p><text:s/>－14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3" calcext:value-type="float">
            <text:p>1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05" calcext:value-type="float">
            <text:p><text:s/>－20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23" calcext:value-type="float">
            <text:p>9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3" calcext:value-type="float">
            <text:p>12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24" calcext:value-type="float">
            <text:p>4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0" calcext:value-type="float">
            <text:p>1,1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99" calcext:value-type="float">
            <text:p>4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801" calcext:value-type="float">
            <text:p>80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94" calcext:value-type="float">
            <text:p><text:s/>－39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71" calcext:value-type="float">
            <text:p>3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0" calcext:value-type="float">
            <text:p><text:s/>－20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430" calcext:value-type="float">
            <text:p>4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94" calcext:value-type="float">
            <text:p><text:s/>－19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394" calcext:value-type="float">
            <text:p>39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44" calcext:value-type="float">
            <text:p><text:s/>－14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66" calcext:value-type="float">
            <text:p>1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3" calcext:value-type="float">
            <text:p><text:s/>－10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28" calcext:value-type="float">
            <text:p>22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212" calcext:value-type="float">
            <text:p>21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116" calcext:value-type="float">
            <text:p><text:s/>－1,116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71" calcext:value-type="float">
            <text:p>1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03" calcext:value-type="float">
            <text:p>10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503" calcext:value-type="float">
            <text:p><text:s/>－50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89" calcext:value-type="float">
            <text:p>18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613" calcext:value-type="float">
            <text:p><text:s/>－61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90" calcext:value-type="float">
            <text:p>1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18" calcext:value-type="float">
            <text:p><text:s/>－1,01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63" calcext:value-type="float">
            <text:p><text:s/>－46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55" calcext:value-type="float">
            <text:p><text:s/>－55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8" calcext:value-type="float">
            <text:p><text:s/>－9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